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Rectang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ctangle.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ctangle.PDFRectangle( int llx , int lly , int urx , int u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Rectangle.outputInline( OutputStream out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ctangle.PDFRectangle( in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